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2.407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35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9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="Arrow" draw:marker-start-width="0.252cm" draw:marker-end="Arrow" draw:marker-end-width="0.252cm" draw:textarea-vertical-align="botto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="Arrow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="Arrow" draw:marker-start-width="0.352cm" draw:marker-end="Arrow" draw:marker-end-width="0.352cm" draw:textarea-vertical-align="botto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margin-top="0cm" fo:margin-bottom="0.2cm"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top="0cm" fo:margin-bottom="0cm" fo:text-align="center"/>
    </style:style>
    <style:style style:name="P6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5cm" svg:height="2.691cm" svg:x="3.5cm" svg:y="3.8cm">
          <draw:text-box>
            <text:p text:style-name="P1">EC2</text:p>
            <text:p><text:span text:style-name="T1">JanusGraph</text:span></text:p>
            <text:p><text:span text:style-name="T1">With Gremlin server running on Linux</text:span></text:p>
          </draw:text-box>
        </draw:frame>
        <draw:frame draw:style-name="gr2" draw:text-style-name="P2" xml:id="id2" draw:id="id2" draw:layer="layout" svg:width="4.3cm" svg:height="2.082cm" svg:x="9.1cm" svg:y="2.2cm">
          <draw:text-box>
            <text:p text:style-name="P1">DynamoDB</text:p>
            <text:p><text:span text:style-name="T1">NoSQL database</text:span></text:p>
          </draw:text-box>
        </draw:frame>
        <draw:frame draw:style-name="gr3" draw:text-style-name="P2" xml:id="id3" draw:id="id3" draw:layer="layout" svg:width="3.3cm" svg:height="2.234cm" svg:x="9.1cm" svg:y="6.1cm">
          <draw:text-box>
            <text:p text:style-name="P1">S3 </text:p>
            <text:p><text:span text:style-name="T1">disk storage</text:span></text:p>
            <text:p><text:span text:style-name="T1">Config files</text:span></text:p>
          </draw:text-box>
        </draw:frame>
        <draw:connector draw:style-name="gr4" draw:text-style-name="P4" draw:layer="layout" svg:x1="6cm" svg:y1="3.8cm" svg:x2="9.1cm" svg:y2="3.241cm" draw:start-shape="id1" draw:start-glue-point="0" draw:end-shape="id2" draw:end-glue-point="3" svg:d="M6000 3800v-559h3100" svg:viewBox="0 0 3101 560">
          <text:p text:style-name="P1"><text:span text:style-name="T1">Connection</text:span></text:p>
          <text:p text:style-name="P1"><text:span text:style-name="T1">through</text:span></text:p>
          <text:p text:style-name="P3"><text:span text:style-name="T1">IAM role</text:span></text:p>
          <text:p text:style-name="P1"><text:span text:style-name="T1"/></text:p>
        </draw:connector>
        <draw:connector draw:style-name="gr5" draw:text-style-name="P1" draw:layer="layout" svg:x1="6cm" svg:y1="6.491cm" svg:x2="9.1cm" svg:y2="7.217cm" draw:start-shape="id1" draw:start-glue-point="2" draw:end-shape="id3" svg:d="M6000 6491v726h3100" svg:viewBox="0 0 3101 727">
          <text:p/>
        </draw:connector>
        <draw:line draw:style-name="gr6" draw:text-style-name="P6" draw:layer="layout" svg:x1="1cm" svg:y1="5cm" svg:x2="3.597cm" svg:y2="5.021cm">
          <text:p text:style-name="P5"><text:span text:style-name="T1">http</text:span></text:p>
          <text:p text:style-name="P5"><text:span text:style-name="T1">requests</text:span></text:p>
          <text:p text:style-name="P5"><text:span text:style-name="T1">from users</text:span></text:p>
          <text:p text:style-name="P5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14:01:29.652327763</meta:creation-date>
    <dc:date>2017-09-13T14:23:59.157427794</dc:date>
    <meta:editing-duration>PT11M47S</meta:editing-duration>
    <meta:editing-cycles>3</meta:editing-cycles>
    <meta:generator>LibreOffice/5.3.1.2$Linux_X86_64 LibreOffice_project/30m0$Build-2</meta:generator>
    <meta:document-statistic meta:object-count="6"/>
  </office:meta>
</office:document-meta>
</file>